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かみ
「“吸割の滝”の滝裏に地下洞窟があるから、
　その奥にいる魔物の大将を倒しておくれ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そうすりゃ、温泉も復活するだろうさ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失礼。　温泉に入りに来たのだ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あーら、お客さん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ごめんなさいねー、今は休業中なのよ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</text:p>
          </table:table-cell>
          <table:table-cell table:style-name="ce0" office:value-type="string">
            <text:p>Map405</text:p>
          </table:table-cell>
          <table:table-cell table:style-name="ce0"/>
          <table:table-cell table:style-name="ce0" office:value-type="string">
            <text:p>Eh...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ここまで来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ばちゃん、そこを何と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あぁ～い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いやー、ウチも開店したいのは
　マウンテンマウンテンなんだけどね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山々って言いたいのか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事情がある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実はねー、少し前からここの温泉、湧かなく
　なっちゃったんだよね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魔物のせいで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　レグマくん、これ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りやすい御遣いフラグ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が温泉に悪さしてる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そうなんだよ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ほら、港の南にある公道を行った先に、
　“吸割の滝”があるだろう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あそこの滝裏に地下洞窟があってさー、
　そこの奥から温泉を引っ張ってきてるん
　だけどね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住みついちゃったワケよ、魔物の大将が。
　その湧き出し口に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おかげで、こっちは商売あがったりだよ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い話、その魔物をやっつけてくれば
解決ってことだ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そりゃそうだけどさ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そんなこと無理に決まっ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あ！　もしかしてあんた達、今ウワサ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、熾天少女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へえー！　あんた達がね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中央部から来たお客さんに聞いたよ！
　魔物の大将だろうが盗賊団だろうが、
　みんなボッコボコにしてるそうじゃな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、まあ・・・そんなところ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んじゃ、ウチのことも助けてくれるかいー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さっき話したとおり、港の南の公道の先にある
　吸割の滝だよ！　いっちょ頼むね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しますか早乙女さ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流れで、行かないわけにはゆくま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助けして温泉にも入れるようになるんだし、
いいじゃ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　そんじゃさっそく行きます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頼んだよー！　ネックロングで待ってるから
　ね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ばちゃーん！　滝裏の魔物やっつけて
きた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あー！　やっぱりね！！　あんがとよアンタ
　たち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ついさっき、急にお湯が入ってくるようになって
　ね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　それじゃ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バッチリ復活したよ！　あんた達のおかげさね
　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さあさあ、もう入浴準備は整えてあるから、
　すぐにでも入れる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じゃさっそ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言葉に甘えた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遠慮させていただこうかな・・・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問題がある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私、熱いお湯が苦手で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とかって、昔から入れないん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ー・・・そうな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仕方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苦手なものを強制するわけにもいかない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確かにウチの湯は、だいぶ熱めだ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でも実は、あんたみたいなお客さんのことを
　考えて、ぬるめのお湯も用意してあるのさ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たね、こむちゃ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当たり前だけど、恩人からお代は頂かない
　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のぼせない程度に、好きなだけ楽しんで
　らっしゃ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しばし解散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適当な頃合いに、またここで落ち合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6+01:00</meta:creation-date>
    <dc:date>2020-02-14T11:52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